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501cm" style:page-number="auto" table:align="margins" style:shadow="none"/>
    </style:style>
    <style:style style:name="Tabella2.A" style:family="table-column">
      <style:table-column-properties style:column-width="1.244cm" style:rel-column-width="705*"/>
    </style:style>
    <style:style style:name="Tabella2.B" style:family="table-column">
      <style:table-column-properties style:column-width="1.561cm" style:rel-column-width="885*"/>
    </style:style>
    <style:style style:name="Tabella2.C" style:family="table-column">
      <style:table-column-properties style:column-width="0.953cm" style:rel-column-width="540*"/>
    </style:style>
    <style:style style:name="Tabella2.E" style:family="table-column">
      <style:table-column-properties style:column-width="2.593cm" style:rel-column-width="1470*"/>
    </style:style>
    <style:style style:name="Tabella2.F" style:family="table-column">
      <style:table-column-properties style:column-width="3.387cm" style:rel-column-width="1920*"/>
    </style:style>
    <style:style style:name="Tabella2.G" style:family="table-column">
      <style:table-column-properties style:column-width="3.81cm" style:rel-column-width="2160*"/>
    </style:style>
    <style:style style:name="Tabella2.H" style:family="table-column">
      <style:table-column-properties style:column-width="4.207cm" style:rel-column-width="2385*"/>
    </style:style>
    <style:style style:name="Tabella2.I" style:family="table-column">
      <style:table-column-properties style:column-width="1.191cm" style:rel-column-width="675*"/>
    </style:style>
    <style:style style:name="Tabella2.J" style:family="table-column">
      <style:table-column-properties style:column-width="3.916cm" style:rel-column-width="2220*"/>
    </style:style>
    <style:style style:name="Tabella2.K" style:family="table-column">
      <style:table-column-properties style:column-width="2.487cm" style:rel-column-width="1410*"/>
    </style:style>
    <style:style style:name="Tabella2.L" style:family="table-column">
      <style:table-column-properties style:column-width="2.201cm" style:rel-column-width="1248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I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3.791cm" table:align="margins" style:shadow="none"/>
    </style:style>
    <style:style style:name="Tabella1.A" style:family="table-column">
      <style:table-column-properties style:column-width="2.593cm" style:rel-column-width="1470*"/>
    </style:style>
    <style:style style:name="Tabella1.B" style:family="table-column">
      <style:table-column-properties style:column-width="3.413cm" style:rel-column-width="1935*"/>
    </style:style>
    <style:style style:name="Tabella1.C" style:family="table-column">
      <style:table-column-properties style:column-width="3.784cm" style:rel-column-width="2145*"/>
    </style:style>
    <style:style style:name="Tabella1.D" style:family="table-column">
      <style:table-column-properties style:column-width="4.207cm" style:rel-column-width="2385*"/>
    </style:style>
    <style:style style:name="Tabella1.E" style:family="table-column">
      <style:table-column-properties style:column-width="9.795cm" style:rel-column-width="555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9.795cm" table:align="margins" style:shadow="none"/>
    </style:style>
    <style:style style:name="Tabella3.A" style:family="table-column">
      <style:table-column-properties style:column-width="1.191cm" style:rel-column-width="675*"/>
    </style:style>
    <style:style style:name="Tabella3.B" style:family="table-column">
      <style:table-column-properties style:column-width="3.916cm" style:rel-column-width="2220*"/>
    </style:style>
    <style:style style:name="Tabella3.C" style:family="table-column">
      <style:table-column-properties style:column-width="2.487cm" style:rel-column-width="1410*"/>
    </style:style>
    <style:style style:name="Tabella3.D" style:family="table-column">
      <style:table-column-properties style:column-width="2.201cm" style:rel-column-width="1248*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a232d1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9b96ac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a232d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0c502" officeooo:paragraph-rsid="00a0c50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232d1" officeooo:paragraph-rsid="00a232d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277d" officeooo:paragraph-rsid="00a5277d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c0ea" officeooo:paragraph-rsid="00a5c0ea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0c50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232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310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9e0e8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232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701c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rsid="000f3f20" officeooo:paragraph-rsid="00a3310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header-rows>
          <table:table-row>
            <table:table-cell table:style-name="Tabella2.A1" table:number-rows-spanned="2" office:value-type="string">
              <text:p text:style-name="P10">Padre</text:p>
            </table:table-cell>
            <table:table-cell table:style-name="Tabella2.A1" table:number-rows-spanned="2" office:value-type="string">
              <text:p text:style-name="P15">Da fare</text:p>
            </table:table-cell>
            <table:table-cell table:style-name="Tabella2.A1" table:number-rows-spanned="2" office:value-type="string">
              <text:p text:style-name="P10">Neg</text:p>
            </table:table-cell>
            <table:table-cell table:style-name="Tabella2.A1" table:number-rows-spanned="2" office:value-type="string">
              <text:p text:style-name="P10">DB</text:p>
            </table:table-cell>
            <table:table-cell table:style-name="Tabella2.E1" table:number-columns-spanned="4" office:value-type="string">
              <text:p text:style-name="P10">Semilavorati</text:p>
            </table:table-cell>
            <table:covered-table-cell/>
            <table:covered-table-cell/>
            <table:covered-table-cell/>
            <table:table-cell table:style-name="Tabella2.I1" table:number-columns-spanned="4" office:value-type="string">
              <text:p text:style-name="P11">Componenti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2.E2" office:value-type="string">
              <text:p text:style-name="P16">#</text:p>
            </table:table-cell>
            <table:table-cell table:style-name="Tabella2.E2" office:value-type="string">
              <text:p text:style-name="P12">Codice</text:p>
            </table:table-cell>
            <table:table-cell table:style-name="Tabella2.E2" office:value-type="string">
              <text:p text:style-name="P17">Fabb. Tot.*</text:p>
            </table:table-cell>
            <table:table-cell table:style-name="Tabella2.E2" office:value-type="string">
              <text:p text:style-name="P18">Magazzino</text:p>
            </table:table-cell>
            <table:table-cell table:style-name="Tabella2.I2" office:value-type="string">
              <text:p text:style-name="P16">#</text:p>
            </table:table-cell>
            <table:table-cell table:style-name="Tabella2.I2" office:value-type="string">
              <text:p text:style-name="P14">Tubo</text:p>
            </table:table-cell>
            <table:table-cell table:style-name="Tabella2.I2" office:value-type="string">
              <text:p text:style-name="P13">Mag.</text:p>
            </table:table-cell>
            <table:table-cell table:style-name="Tabella2.L2" office:value-type="string">
              <text:p text:style-name="P13">OF</text:p>
            </table:table-cell>
          </table:table-row>
        </table:table-header-rows>
        <table:table-row>
          <table:table-cell table:style-name="Tabella2.A3" table:number-columns-spanned="12" office:value-type="string">
            <text:p text:style-name="P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9"><text:placeholder text:placeholder-type="text">&lt;parent&gt;</text:placeholder></text:p>
          </table:table-cell>
          <table:table-cell table:style-name="Tabella2.B4" office:value-type="string">
            <text:p text:style-name="P22"><text:placeholder text:placeholder-type="text">&lt;record[2] - record[1]&gt;</text:placeholder></text:p>
          </table:table-cell>
          <table:table-cell table:style-name="Tabella2.C4" office:value-type="string">
            <text:p text:style-name="P29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4" office:value-type="string">
            <text:p text:style-name="P29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E4" table:number-columns-spanned="8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20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9"/>
                </table:table-cell>
              </table:table-row>
              <table:table-row>
                <table:table-cell table:style-name="Tabella1.A2" office:value-type="string">
                  <text:p text:style-name="P28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23"><text:placeholder text:placeholder-type="text">&lt;halfwork.default_code&gt;</text:placeholder></text:p>
                </table:table-cell>
                <table:table-cell table:style-name="Tabella1.A2" office:value-type="string">
                  <text:p text:style-name="P27"><text:placeholder text:placeholder-type="text">&lt;get_hw(halfwork)[0] &gt;</text:placeholder></text:p>
                </table:table-cell>
                <table:table-cell table:style-name="Tabella1.A2" office:value-type="string">
                  <text:p text:style-name="P26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row>
                      <table:table-cell table:style-name="Tabella3.A1" table:number-columns-spanned="4" office:value-type="string">
                        <text:p text:style-name="P31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23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23"><text:placeholder text:placeholder-type="text">&lt;cmpt.product_id.default_code&gt;</text:placeholder></text:p>
                      </table:table-cell>
                      <table:table-cell table:style-name="Tabella3.A2" office:value-type="string">
                        <text:p text:style-name="P25"><text:placeholder text:placeholder-type="text">&lt;cmpt.product_id.mx_net_qty&gt;</text:placeholder></text:p>
                      </table:table-cell>
                      <table:table-cell table:style-name="Tabella3.D2" office:value-type="string">
                        <text:p text:style-name="P25"><text:placeholder text:placeholder-type="text">&lt;cmpt.product_id.mx_of_in&gt;</text:placeholder></text:p>
                      </table:table-cell>
                    </table:table-row>
                    <table:table-row>
                      <table:table-cell table:style-name="Tabella3.D2" table:number-columns-spanned="4" office:value-type="string">
                        <text:p text:style-name="P24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</table:table>
                  <text:p text:style-name="P21"/>
                </table:table-cell>
              </table:table-row>
              <table:table-row>
                <table:table-cell table:style-name="Tabella1.A2" table:number-columns-spanned="4" office:value-type="string">
                  <text:p text:style-name="P20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9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2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*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7:13:41.862233468</dc:date>
    <dc:creator>thebrush </dc:creator>
    <meta:editing-duration>PT17H37M13S</meta:editing-duration>
    <meta:editing-cycles>154</meta:editing-cycles>
    <meta:document-statistic meta:table-count="3" meta:image-count="4" meta:object-count="0" meta:page-count="1" meta:paragraph-count="37" meta:word-count="89" meta:character-count="804" meta:non-whitespace-character-count="706"/>
  </office:meta>
</office:document-meta>
</file>